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“Definição do escopo do trabalho” foi enviada por outro membro do grupo.</text:p>
      <text:p text:style-name="Standard"/>
      <text:p text:style-name="Standard">Grupo:</text:p>
      <text:p text:style-name="Standard">Bruno Donassolo</text:p>
      <text:p text:style-name="Standard">Carlos Eduardo Benevides Bezerra</text:p>
      <text:p text:style-name="Standard">Luiz Svobo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2T12:46:54</meta:creation-date>
    <meta:document-statistic meta:table-count="0" meta:image-count="0" meta:object-count="0" meta:page-count="1" meta:paragraph-count="5" meta:word-count="23" meta:character-count="139"/>
    <dc:date>2009-07-02T12:49:13</dc:date>
    <meta:editing-duration>PT00H02M20S</meta:editing-duration>
    <meta:editing-cycles>1</meta:editing-cycles>
    <meta:generator>OpenOffice.org/3.0$Linux OpenOffice.org_project/300m15$Build-9379</meta:generator>
  </office:meta>
</office:document-meta>
</file>